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FB700000AA65FB3B254.svm"/>
  <manifest:file-entry manifest:media-type="" manifest:full-path="Pictures/20000007000045750000238F1EF5BBA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style:flow-with-text="true"/>
    </style:style>
    <style:style style:name="gr3" style:family="graphic">
      <style:graphic-properties style:protect="position size"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Formatted Field 1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button form:name="Push Button 1" form:control-implementation="ooo:com.sun.star.form.component.CommandButton" xml:id="control4" form:id="control4" form:label="Push 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Colors" form:control-implementation="ooo:com.sun.star.form.component.RadioButton" xml:id="control5" form:id="control5" form:label="R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s" form:control-implementation="ooo:com.sun.star.form.component.RadioButton" xml:id="control6" form:id="control6" form:label="Bl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s" form:control-implementation="ooo:com.sun.star.form.component.RadioButton" xml:id="control7" form:id="control7" form:label="Gre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3.661in" svg:height="1.8744in" draw:z-index="0"><draw:image xlink:href="Pictures/20000007000045750000238F1EF5BBAC.svm" xlink:type="simple" xlink:show="embed" xlink:actuate="onLoad"/></draw:frame></text:p>
      <text:p text:style-name="P2"/>
      <text:p text:style-name="P2"><draw:frame draw:style-name="fr2" draw:name="graphics2" text:anchor-type="paragraph" svg:x="4.6098in" svg:y="0.1417in" svg:width="1.5839in" svg:height="1.0728in" draw:z-index="1"><draw:image xlink:href="Pictures/2000000700000FB700000AA65FB3B254.svm" xlink:type="simple" xlink:show="embed" xlink:actuate="onLoad"/></draw:frame></text:p>
      <text:p text:style-name="P2"/>
      <text:p text:style-name="P2"><draw:control text:anchor-type="as-char" draw:z-index="2" draw:style-name="gr1" draw:text-style-name="P3" svg:width="1.0634in" svg:height="0.2343in" draw:control="control1"/></text:p>
      <text:p text:style-name="P2"/>
      <text:p text:style-name="P2"><draw:control text:anchor-type="paragraph" draw:z-index="3" draw:style-name="gr2" draw:text-style-name="P3" svg:width="4.0004in" svg:height="0.2504in" svg:x="0.0201in" svg:y="0.1799in" draw:control="control2"/>Standard Textbox</text:p>
      <text:p text:style-name="P2"/>
      <text:p text:style-name="P2"/>
      <text:p text:style-name="P2">Formatted Textbox</text:p>
      <text:p text:style-name="P2"><draw:control text:anchor-type="as-char" draw:z-index="4" draw:style-name="gr3" draw:text-style-name="P3" svg:width="4.0004in" svg:height="0.2504in" draw:control="control3"/></text:p>
      <text:p text:style-name="P2"/>
      <text:p text:style-name="P2"><draw:control text:anchor-type="paragraph" draw:z-index="5" draw:style-name="gr2" draw:text-style-name="P4" svg:width="1.5004in" svg:height="0.2504in" svg:x="0.0201in" svg:y="0.1744in" draw:control="control4"/>Button</text:p>
      <text:p text:style-name="P2"/>
      <text:p text:style-name="P2"/>
      <text:p text:style-name="P2"/>
      <text:p text:style-name="P2">Radio Buttons</text:p>
      <text:p text:style-name="P2"><draw:control text:anchor-type="as-char" svg:y="-0.0299in" draw:z-index="6" draw:style-name="gr4" draw:text-style-name="P3" svg:width="4.0004in" svg:height="0.2504in" draw:control="control5"/></text:p>
      <text:p text:style-name="P2"><draw:control text:anchor-type="as-char" svg:y="-0.0299in" draw:z-index="7" draw:style-name="gr4" draw:text-style-name="P3" svg:width="4.0004in" svg:height="0.2504in" draw:control="control6"/><draw:control text:anchor-type="as-char" svg:y="-0.0299in" draw:z-index="8" draw:style-name="gr4" draw:text-style-name="P3" svg:width="4.0004in" svg:height="0.2504in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9T15:56:59.15</meta:creation-date>
    <dc:date>2017-05-09T16:59:52.42</dc:date>
    <meta:editing-duration>PT32M21S</meta:editing-duration>
    <meta:editing-cycles>4</meta:editing-cycles>
    <meta:generator>OpenOffice/4.1.3$Win32 OpenOffice.org_project/413m1$Build-9783</meta:generator>
    <meta:document-statistic meta:table-count="0" meta:image-count="2" meta:object-count="0" meta:page-count="1" meta:paragraph-count="8" meta:word-count="7" meta:character-count="57"/>
  </office:meta>
</office:document-meta>
</file>